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veNumericProperty.RelativeNumericProperty( int operation , Numeric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lativeNumericProperty.getNumeric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NumericProperty.getTableUnits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lativeNumericProperty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tiveNumericProperty.getValue( PercentBas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tiveNumericProperty.get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NumericProperty.toStrin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lativeNumericProperty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lativeNumericProperty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NumericProperty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NumericProperty.getResolved( PercentBase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lativeNumericProperty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NumericProperty.RelativeNumericProperty( int operation ,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